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89cm" svg:height="0.554cm" svg:x="1.208cm" svg:y="1.262cm"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478cm" svg:height="0.597cm" svg:x="2.32cm" svg:y="2.344cm">
          <text:p text:style-name="P1">Branch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478cm" svg:height="0.595cm" svg:x="2.32cm" svg:y="3.12cm">
          <text:p text:style-name="P1">Branch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478cm" svg:height="0.597cm" svg:x="2.32cm" svg:y="3.835cm">
          <text:p text:style-name="P1">Branch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846cm" svg:height="0.597cm" svg:x="4.995cm" svg:y="2.675cm">
          <text:p text:style-name="P1">Customer 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9" draw:id="id19" draw:layer="layout" svg:width="1.846cm" svg:height="0.596cm" svg:x="4.996cm" svg:y="3.579cm">
          <text:p text:style-name="P1">Customer B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1.847cm" svg:height="0.596cm" svg:x="4.995cm" svg:y="4.595cm">
          <text:p text:style-name="P1">Customer 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1.848cm" svg:height="0.597cm" svg:x="7.858cm" svg:y="3.241cm">
          <text:p text:style-name="P1">Che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848cm" svg:height="0.596cm" svg:x="7.858cm" svg:y="5.738cm">
          <text:p text:style-name="P1">Sav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847cm" svg:height="0.596cm" svg:x="10.837cm" svg:y="3.413cm">
          <text:p text:style-name="P1">Account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847cm" svg:height="0.597cm" svg:x="10.837cm" svg:y="4.128cm">
          <text:p text:style-name="P1">Account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1.847cm" svg:height="0.596cm" svg:x="10.837cm" svg:y="4.844cm">
          <text:p text:style-name="P1">Account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1.847cm" svg:height="0.597cm" svg:x="10.837cm" svg:y="6.163cm">
          <text:p text:style-name="P1">Account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1.847cm" svg:height="0.596cm" svg:x="10.837cm" svg:y="6.879cm">
          <text:p text:style-name="P1">Account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1.522cm" svg:height="0.596cm" svg:x="13.827cm" svg:y="4.05cm">
          <text:p text:style-name="P1">Depos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1.67cm" svg:height="0.597cm" svg:x="13.827cm" svg:y="6.118cm">
          <text:p text:style-name="P1">Withdrawa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2.032cm" svg:height="0.597cm" svg:x="16.729cm" svg:y="5.064cm">
          <text:p text:style-name="P1">Transaction 1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2.032cm" svg:height="0.596cm" svg:x="16.729cm" svg:y="5.78cm">
          <text:p text:style-name="P1">Transaction 2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.802cm" svg:y1="1.816cm" svg:x2="2.32cm" svg:y2="2.642cm" draw:start-shape="id1" draw:start-glue-point="2" draw:end-shape="id2" draw:end-glue-point="3" svg:d="m1802 1816v826h518">
          <text:p/>
        </draw:connector>
        <draw:connector draw:style-name="gr2" draw:text-style-name="P1" draw:layer="layout" svg:x1="1.802cm" svg:y1="1.816cm" svg:x2="2.32cm" svg:y2="3.417cm" draw:start-shape="id1" draw:start-glue-point="2" draw:end-shape="id3" draw:end-glue-point="3" svg:d="m1802 1816v1601h518">
          <text:p/>
        </draw:connector>
        <draw:connector draw:style-name="gr2" draw:text-style-name="P1" draw:layer="layout" svg:x1="1.802cm" svg:y1="1.816cm" svg:x2="2.32cm" svg:y2="4.133cm" draw:start-shape="id1" draw:start-glue-point="2" draw:end-shape="id4" draw:end-glue-point="3" svg:d="m1802 1816v2317h518">
          <text:p/>
        </draw:connector>
        <draw:connector draw:style-name="gr2" draw:text-style-name="P1" draw:layer="layout" svg:x1="6.841cm" svg:y1="2.973cm" svg:x2="7.858cm" svg:y2="3.539cm" draw:start-shape="id5" draw:start-glue-point="1" draw:end-shape="id6" draw:end-glue-point="3" svg:d="m6841 2973h509v566h508">
          <text:p/>
        </draw:connector>
        <draw:connector draw:style-name="gr2" draw:text-style-name="P1" draw:layer="layout" svg:x1="6.841cm" svg:y1="2.973cm" svg:x2="7.858cm" svg:y2="6.036cm" draw:start-shape="id5" draw:start-glue-point="1" draw:end-shape="id7" draw:end-glue-point="3" svg:d="m6841 2973h509v3063h508">
          <text:p/>
        </draw:connector>
        <draw:connector draw:style-name="gr2" draw:text-style-name="P1" draw:layer="layout" svg:x1="9.706cm" svg:y1="3.539cm" svg:x2="10.837cm" svg:y2="3.711cm" draw:start-shape="id6" draw:start-glue-point="1" draw:end-shape="id8" draw:end-glue-point="3" svg:d="m9706 3539h566v172h565">
          <text:p/>
        </draw:connector>
        <draw:connector draw:style-name="gr2" draw:text-style-name="P1" draw:layer="layout" svg:x1="9.706cm" svg:y1="3.539cm" svg:x2="10.837cm" svg:y2="4.426cm" draw:start-shape="id6" draw:start-glue-point="1" draw:end-shape="id9" draw:end-glue-point="3" svg:d="m9706 3539h566v887h565">
          <text:p/>
        </draw:connector>
        <draw:connector draw:style-name="gr2" draw:text-style-name="P1" draw:layer="layout" svg:x1="9.706cm" svg:y1="3.539cm" svg:x2="10.837cm" svg:y2="5.142cm" draw:start-shape="id6" draw:start-glue-point="1" draw:end-shape="id10" draw:end-glue-point="3" svg:d="m9706 3539h566v1603h565">
          <text:p/>
        </draw:connector>
        <draw:connector draw:style-name="gr2" draw:text-style-name="P1" draw:layer="layout" svg:x1="9.706cm" svg:y1="6.036cm" svg:x2="10.837cm" svg:y2="6.461cm" draw:start-shape="id7" draw:start-glue-point="1" draw:end-shape="id11" draw:end-glue-point="3" svg:d="m9706 6036h566v425h565">
          <text:p/>
        </draw:connector>
        <draw:connector draw:style-name="gr2" draw:text-style-name="P1" draw:layer="layout" svg:x1="9.706cm" svg:y1="6.036cm" svg:x2="10.837cm" svg:y2="7.177cm" draw:start-shape="id7" draw:start-glue-point="1" draw:end-shape="id12" draw:end-glue-point="3" svg:d="m9706 6036h566v1141h565">
          <text:p/>
        </draw:connector>
        <draw:connector draw:style-name="gr2" draw:text-style-name="P1" draw:layer="layout" svg:x1="12.684cm" svg:y1="3.711cm" svg:x2="13.827cm" svg:y2="4.348cm" draw:start-shape="id8" draw:start-glue-point="1" draw:end-shape="id13" draw:end-glue-point="3" svg:d="m12684 3711h572v637h571">
          <text:p/>
        </draw:connector>
        <draw:connector draw:style-name="gr2" draw:text-style-name="P1" draw:layer="layout" svg:x1="12.684cm" svg:y1="3.711cm" svg:x2="13.827cm" svg:y2="6.416cm" draw:start-shape="id8" draw:start-glue-point="1" draw:end-shape="id14" draw:end-glue-point="3" svg:d="m12684 3711h572v2705h571">
          <text:p/>
        </draw:connector>
        <draw:custom-shape draw:style-name="gr1" draw:text-style-name="P1" xml:id="id17" draw:id="id17" draw:layer="layout" svg:width="1.965cm" svg:height="0.596cm" svg:x="16.796cm" svg:y="7.518cm">
          <text:p text:style-name="P1">Transaction 8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1.965cm" svg:height="0.596cm" svg:x="16.796cm" svg:y="8.234cm">
          <text:p text:style-name="P1">Transaction 9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349cm" svg:y1="4.348cm" svg:x2="16.729cm" svg:y2="5.362cm" draw:start-shape="id13" draw:start-glue-point="1" draw:end-shape="id15" draw:end-glue-point="3" svg:d="m15349 4348h691v1014h689">
          <text:p/>
        </draw:connector>
        <draw:connector draw:style-name="gr2" draw:text-style-name="P1" draw:layer="layout" svg:x1="15.349cm" svg:y1="4.348cm" svg:x2="16.729cm" svg:y2="6.078cm" draw:start-shape="id13" draw:start-glue-point="1" draw:end-shape="id16" draw:end-glue-point="3" svg:d="m15349 4348h691v1730h689">
          <text:p/>
        </draw:connector>
        <draw:connector draw:style-name="gr2" draw:text-style-name="P1" draw:layer="layout" svg:x1="15.497cm" svg:y1="6.416cm" svg:x2="16.796cm" svg:y2="7.816cm" draw:start-shape="id14" draw:start-glue-point="1" draw:end-shape="id17" draw:end-glue-point="3" svg:d="m15497 6416h650v1400h649">
          <text:p/>
        </draw:connector>
        <draw:connector draw:style-name="gr2" draw:text-style-name="P1" draw:layer="layout" svg:x1="15.497cm" svg:y1="6.416cm" svg:x2="16.796cm" svg:y2="8.532cm" draw:start-shape="id14" draw:start-glue-point="1" draw:end-shape="id18" draw:end-glue-point="3" svg:d="m15497 6416h650v2116h649">
          <text:p/>
        </draw:connector>
        <draw:connector draw:style-name="gr2" draw:text-style-name="P2" draw:layer="layout" svg:x1="3.798cm" svg:y1="2.642cm" svg:x2="4.995cm" svg:y2="2.973cm" draw:start-shape="id2" draw:start-glue-point="1" draw:end-shape="id5" draw:end-glue-point="3" svg:d="m3798 2642h599v331h598">
          <text:p/>
        </draw:connector>
        <draw:connector draw:style-name="gr2" draw:text-style-name="P2" draw:layer="layout" svg:x1="3.798cm" svg:y1="2.642cm" svg:x2="4.996cm" svg:y2="3.877cm" draw:start-shape="id2" draw:start-glue-point="1" draw:end-shape="id19" draw:end-glue-point="3" svg:d="m3798 2642h600v1235h598">
          <text:p/>
        </draw:connector>
        <draw:connector draw:style-name="gr2" draw:text-style-name="P2" draw:layer="layout" svg:x1="3.798cm" svg:y1="2.642cm" svg:x2="4.995cm" svg:y2="4.893cm" draw:start-shape="id2" draw:start-glue-point="1" draw:end-shape="id20" draw:end-glue-point="3" svg:d="m3798 2642h599v2251h5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Ibanez</meta:initial-creator>
    <meta:creation-date>2012-11-07T12:48:37</meta:creation-date>
    <dc:date>2012-11-07T18:08:24</dc:date>
    <dc:creator>Luis Ibanez</dc:creator>
    <meta:editing-duration>PT9M39S</meta:editing-duration>
    <meta:editing-cycles>6</meta:editing-cycles>
    <meta:generator>LibreOffice/3.5$Linux_X86_64 LibreOffice_project/350m1$Build-2</meta:generator>
    <meta:document-statistic meta:object-count="39"/>
  </office:meta>
</office:document-meta>
</file>